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roid Sans Fallback" svg:font-family="'Droid Sans Fallback'" style:font-family-generic="system" style:font-pitch="variable"/>
    <style:font-face style:name="Lohit Devanagari" svg:font-family="'Lohit Devanagari'" style:font-family-generic="system" style:font-pitch="variable"/>
  </office:font-face-decls>
  <office:automatic-styles>
    <style:style style:name="co1" style:family="table-column">
      <style:table-column-properties fo:break-before="auto" style:column-width="76.87mm"/>
    </style:style>
    <style:style style:name="co2" style:family="table-column">
      <style:table-column-properties fo:break-before="auto" style:column-width="111.09mm"/>
    </style:style>
    <style:style style:name="co3" style:family="table-column">
      <style:table-column-properties fo:break-before="auto" style:column-width="105.71mm"/>
    </style:style>
    <style:style style:name="co4"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color="#ff972f"/>
    </style:style>
    <style:style style:name="ce2" style:family="table-cell" style:parent-style-name="Default">
      <style:text-properties fo:color="#f10d0c"/>
    </style:style>
    <style:style style:name="ce3" style:family="table-cell" style:parent-style-name="Default">
      <style:text-properties fo:color="#ff8000"/>
    </style:style>
    <style:style style:name="ce4" style:family="table-cell" style:parent-style-name="Default">
      <style:text-properties fo:color="#ff0000"/>
    </style:style>
  </office:automatic-styles>
  <office:body>
    <office:spreadsheet>
      <table:calculation-settings table:automatic-find-labels="false" table:use-regular-expressions="false" table:use-wildcards="true"/>
      <table:table table:name="larger" table:style-name="ta1">
        <table:table-column table:style-name="co1" table:default-cell-style-name="ce2"/>
        <table:table-column table:style-name="co2" table:default-cell-style-name="ce2"/>
        <table:table-column table:style-name="co3" table:default-cell-style-name="ce2"/>
        <table:table-column table:style-name="co4" table:number-columns-repeated="1021" table:default-cell-style-name="ce2"/>
        <table:table-row table:style-name="ro1">
          <table:table-cell table:style-name="ce1" office:value-type="string" calcext:value-type="string">
            <text:p>CMA_ALIGNMENT</text:p>
          </table:table-cell>
          <table:table-cell table:style-name="ce1" office:value-type="string" calcext:value-type="string">
            <text:p>DMA mapping framework by default aligns all buffers to the smallest PAGE_SIZE order which is greater than or equal to the requested buffer size. This works well for buffers up to a few hundreds kilobytes, but for larger buffers it just a memory waste. With this parameter you can specify the maximum PAGE_SIZE order for contiguous buffers. Larger buffers will be aligned only to this specified order. The order is expressed as a power of two multiplied by the PAGE_SIZE. <text:s/>For example, if your system defaults to 4KiB pages, the order value of 8 means that the buffers will be aligned up to 1MiB only. <text:s/>If unsure, leave the default value "8".</text:p>
          </table:table-cell>
          <table:table-cell table:style-name="ce1" table:number-columns-repeated="1022"/>
        </table:table-row>
        <table:table-row table:style-name="ro1">
          <table:table-cell table:style-name="ce1" office:value-type="string" calcext:value-type="string">
            <text:p>MTD_PHYSMAP_LEN</text:p>
          </table:table-cell>
          <table:table-cell table:style-name="ce1" office:value-type="string" calcext:value-type="string">
            <text:p>This is the total length of the mapping of the flash chips on your particular board. If there is space, or aliases, in the physical memory map between the chips, this could be larger than the total amount of flash present. Refer to the memory map which should hopefully be in the documentation for your board.</text:p>
          </table:table-cell>
          <table:table-cell table:style-name="ce1" table:number-columns-repeated="1022"/>
        </table:table-row>
        <table:table-row table:style-name="ro1">
          <table:table-cell office:value-type="string" calcext:value-type="string">
            <text:p>EEPROM_AT24</text:p>
          </table:table-cell>
          <table:table-cell office:value-type="string" calcext:value-type="string">
            <text:p>Enable this driver to get read/write support to most I2C EEPROMs and compatible devices like FRAMs, SRAMs, ROMs etc. After you configure the driver to know about each chip on your target board. <text:s/>Use these generic chip names, instead of vendor-specific ones like at24c64, 24lc02 or fm24c04: <text:s text:c="4"/>24c00, 24c01, 24c02, spd (readonly 24c02), 24c04, 24c08, <text:s text:c="3"/>24c16, 24c32, 24c64, 24c128, 24c256, 24c512, 24c1024 <text:s/>Unless you like data loss puzzles, always be sure that any chip you configure as a 24c32 (32 kbit) or larger is NOT really a 24c16 (16 kbit) or smaller, and vice versa. Marking the chip as read-only won't help recover from this. Also, if your chip has any software write-protect mechanism you may want to review the code to make sure this driver won't turn it on by accident. <text:s/>If you use this with an SMBus adapter instead of an I2C adapter, full functionality is not available. <text:s/>Only smaller devices are supported (24c16 and below, max 4 kByte). <text:s/>This driver can also be built as a module. <text:s/>If so, the module will be called at24.</text:p>
          </table:table-cell>
          <table:table-cell table:number-columns-repeated="1022"/>
        </table:table-row>
        <table:table-row table:style-name="ro1">
          <table:table-cell table:style-name="Default" office:value-type="string" calcext:value-type="string">
            <text:p>SCSI_LOGGING</text:p>
          </table:table-cell>
          <table:table-cell table:style-name="Default" office:value-type="string" calcext:value-type="string">
            <text:p>This turns on a logging facility that can be used to debug a number of SCSI related problems. <text:s/>If you say Y here, no logging output will appear by default, but you can enable logging by saying Y to "/proc file system support" and "Sysctl support" below and executing the command <text:s/>echo &lt;bitmask&gt; &gt; /proc/sys/dev/scsi/logging_level <text:s/>where &lt;bitmask&gt; is a four byte value representing the logging type and logging level for each type of logging selected. <text:s/>There are a number of logging types and you can find them in the source at &lt;file:drivers/scsi/scsi_logging.h&gt;. The logging levels are also described in that file and they determine the verbosity of the logging for each logging type. <text:s/>If you say N here, it may be harder to track down some types of SCSI problems. If you say Y here your kernel will be somewhat larger, but there should be no noticeable performance impact as long as you have logging turned off.</text:p>
          </table:table-cell>
          <table:table-cell table:style-name="Default" table:number-columns-repeated="1022"/>
        </table:table-row>
        <table:table-row table:style-name="ro1">
          <table:table-cell office:value-type="string" calcext:value-type="string">
            <text:p>ATM_ENI_TUNE_BURST</text:p>
          </table:table-cell>
          <table:table-cell office:value-type="string" calcext:value-type="string">
            <text:p>In order to obtain good throughput, the ENI NIC can transfer multiple words of data per PCI bus access cycle. Such a multi-word transfer is called a burst. <text:s/>The default settings for the burst sizes are suitable for most PCI chipsets. However, in some cases, large bursts may overrun buffers in the PCI chipset and cause data corruption. In such cases, large bursts must be disabled and only (slower) small bursts can be used. The burst sizes can be set independently in the send (TX) and receive (RX) direction. <text:s/>Note that enabling many different burst sizes in the same direction may increase the cost of setting up a transfer such that the resulting throughput is lower than when using only the largest available burst size. <text:s/>Also, sometimes larger bursts lead to lower throughput, e.g. on an Intel 440FX board, a drop from 135 Mbps to 103 Mbps was observed when going from 8W to 16W bursts.</text:p>
          </table:table-cell>
          <table:table-cell table:number-columns-repeated="1022"/>
        </table:table-row>
        <table:table-row table:style-name="ro1">
          <table:table-cell table:style-name="Default" office:value-type="string" calcext:value-type="string">
            <text:p>IPW2100_DEBUG</text:p>
          </table:table-cell>
          <table:table-cell table:style-name="Default" office:value-type="string" calcext:value-type="string">
            <text:p>This option will enable debug tracing output for the IPW2100. <text:s text:c="3"/>This will result in the kernel module being ~60k larger. <text:s/>You can <text:s/>control which debug output is sent to the kernel log by setting the <text:s/>value in <text:s text:c="2"/>/sys/bus/pci/drivers/ipw2100/debug_level <text:s/>This entry will only exist if this option is enabled. <text:s/>If you are not trying to debug or develop the IPW2100 driver, you <text:s/>most likely want to say N here.</text:p>
          </table:table-cell>
          <table:table-cell table:style-name="Default" table:number-columns-repeated="1022"/>
        </table:table-row>
        <table:table-row table:style-name="ro1">
          <table:table-cell table:style-name="Default" office:value-type="string" calcext:value-type="string">
            <text:p>IPW2200_DEBUG</text:p>
          </table:table-cell>
          <table:table-cell table:style-name="Default" office:value-type="string" calcext:value-type="string">
            <text:p>This option will enable low level debug tracing output for IPW2200. <text:s/>Note, normal debug code is already compiled in. This low level debug option enables debug on hot paths (e.g Tx, Rx, ISR) and will result in the kernel module being ~70 larger. <text:s/>Most users will typically not need this high verbosity debug information. <text:s/>If you are not sure, say N here.</text:p>
          </table:table-cell>
          <table:table-cell table:style-name="Default" table:number-columns-repeated="1022"/>
        </table:table-row>
        <table:table-row table:style-name="ro1">
          <table:table-cell table:style-name="Default" office:value-type="string" calcext:value-type="string">
            <text:p>LIBIPW_DEBUG</text:p>
          </table:table-cell>
          <table:table-cell table:style-name="Default" office:value-type="string" calcext:value-type="string">
            <text:p>This option will enable debug tracing output for the libipw component. <text:s/>This will result in the kernel module being ~70k larger. <text:s/>You can control which debug output is sent to the kernel log by setting the value in <text:s/>/proc/net/ieee80211/debug_level <text:s/>For example: <text:s/>% echo 0x00000FFO &gt; /proc/net/ieee80211/debug_level <text:s/>For a list of values you can assign to debug_level, you can look at the bit mask values in ieee80211.h <text:s/>If you are not trying to debug or develop the libipw component, you most likely want to say N here.</text:p>
          </table:table-cell>
          <table:table-cell table:style-name="Default" table:number-columns-repeated="1022"/>
        </table:table-row>
        <table:table-row table:style-name="ro1">
          <table:table-cell table:style-name="Default" office:value-type="string" calcext:value-type="string">
            <text:p>IWLEGACY_DEBUG</text:p>
          </table:table-cell>
          <table:table-cell table:style-name="Default" office:value-type="string" calcext:value-type="string">
            <text:p>This option will enable debug tracing output for the iwlegacy drivers. <text:s/>This will result in the kernel module being ~100k larger. <text:s/>You can control which debug output is sent to the kernel log by setting the value in <text:s text:c="7"/>/sys/class/net/wlan0/device/debug_level <text:s/>This entry will only exist if this option is enabled. <text:s/>To set a value, simply echo an 8-byte hex value to the same file: <text:s text:c="9"/>% echo 0x43fff &gt; /sys/class/net/wlan0/device/debug_level <text:s/>You can find the list of debug mask values in: <text:s text:c="8"/>drivers/net/wireless/iwlegacy/common.h <text:s/>If this is your first time using this driver, you should say Y here as the debug information can assist others in helping you resolve any problems you may encounter.</text:p>
          </table:table-cell>
          <table:table-cell table:style-name="Default" table:number-columns-repeated="1022"/>
        </table:table-row>
        <table:table-row table:style-name="ro1">
          <table:table-cell table:style-name="Default" office:value-type="string" calcext:value-type="string">
            <text:p>IWLWIFI_DEBUG</text:p>
          </table:table-cell>
          <table:table-cell table:style-name="Default" office:value-type="string" calcext:value-type="string">
            <text:p>This option will enable debug tracing output for the iwlwifi drivers <text:s/>This will result in the kernel module being ~100k larger. <text:s/>You can control which debug output is sent to the kernel log by setting the value in <text:s text:c="7"/>/sys/module/iwlwifi/parameters/debug <text:s/>This entry will only exist if this option is enabled. <text:s/>To set a value, simply echo an 8-byte hex value to the same file: <text:s text:c="9"/>% echo 0x43fff &gt; /sys/module/iwlwifi/parameters/debug <text:s/>You can find the list of debug mask values in: <text:s text:c="8"/>drivers/net/wireless/iwlwifi/iwl-debug.h <text:s/>If this is your first time using this driver, you should say Y here as the debug information can assist others in helping you resolve any problems you may encounter.</text:p>
          </table:table-cell>
          <table:table-cell table:style-name="Default" table:number-columns-repeated="1022"/>
        </table:table-row>
        <table:table-row table:style-name="ro1">
          <table:table-cell table:style-name="ce3" office:value-type="string" calcext:value-type="string">
            <text:p>SERIAL_8250_OMAP_TTYO_FIXUP</text:p>
          </table:table-cell>
          <table:table-cell table:style-name="ce3" office:value-type="string" calcext:value-type="string">
            <text:p>This option replaces the "console=ttyO" argument with the matching ttyS argument if the user did not specified it on the command line. This ensures that the user can see the kernel output during boot which he wouldn't see otherwise. The getty has still to be configured for ttyS instead of ttyO regardless of this option. This option is intended for people who "automatically" enable this driver without knowing that this driver requires a different console= argument. If you read this, please keep this option disabled and instead update your kernel command line. If you prepare a kernel for a distribution or other kind of larger user base then you probably want to keep this option enabled. Otherwise people might complain about a not booting kernel because the serial console remains silent in case they forgot to update the command line.</text:p>
          </table:table-cell>
          <table:table-cell table:style-name="ce3" table:number-columns-repeated="1022"/>
        </table:table-row>
        <table:table-row table:style-name="ro1">
          <table:table-cell table:style-name="ce4" office:value-type="string" calcext:value-type="string">
            <text:p>I2C_AXXIA</text:p>
          </table:table-cell>
          <table:table-cell table:style-name="ce4" office:value-type="string" calcext:value-type="string">
            <text:p>Say yes if you want to support the I2C bus on Axxia platforms. <text:s/>Please note that this controller is limited to transfers of maximum 255 bytes in length. Any attempt to to a larger transfer will return an error.</text:p>
          </table:table-cell>
          <table:table-cell table:style-name="ce4" table:number-columns-repeated="1022"/>
        </table:table-row>
        <table:table-row table:style-name="ro1">
          <table:table-cell table:style-name="ce3" office:value-type="string" calcext:value-type="string">
            <text:p>VGACON_SOFT_SCROLLBACK</text:p>
          </table:table-cell>
          <table:table-cell table:style-name="ce3" office:value-type="string" calcext:value-type="string">
            <text:p>The scrollback buffer of the standard VGA console is located in the VGA RAM. <text:s/>The size of this RAM is fixed and is quite small. If you require a larger scrollback buffer, this can be placed in System RAM which is dynamically allocated during initialization. Placing the scrollback buffer in System RAM will slightly slow down the console. <text:s/>If you want this feature, say 'Y' here and enter the amount of RAM to allocate for this buffer. <text:s/>If unsure, say 'N'.</text:p>
          </table:table-cell>
          <table:table-cell table:style-name="ce3" table:number-columns-repeated="1022"/>
        </table:table-row>
        <table:table-row table:style-name="ro1">
          <table:table-cell table:style-name="Default" office:value-type="string" calcext:value-type="string">
            <text:p>SND_VERBOSE_PROCFS</text:p>
          </table:table-cell>
          <table:table-cell table:style-name="Default" office:value-type="string" calcext:value-type="string">
            <text:p>Say Y here to include code for verbose procfs contents (provides useful information to developers when a problem occurs). <text:s/>On the other side, it makes the ALSA subsystem larger.</text:p>
          </table:table-cell>
          <table:table-cell table:style-name="Default" table:number-columns-repeated="1022"/>
        </table:table-row>
        <table:table-row table:style-name="ro1">
          <table:table-cell table:style-name="ce3" office:value-type="string" calcext:value-type="string">
            <text:p>SND_HDA_PREALLOC_SIZE</text:p>
          </table:table-cell>
          <table:table-cell table:style-name="ce3" office:value-type="string" calcext:value-type="string">
            <text:p>Specifies the default pre-allocated buffer-size in kB for the HD-audio driver. <text:s/>A larger buffer (e.g. 2048) is preferred for systems using PulseAudio. <text:s/>The default 64 is chosen just for compatibility reasons. <text:s/>Note that the pre-allocation size can be changed dynamically via a proc file (/proc/asound/card*/pcm*/sub*/prealloc), too.</text:p>
          </table:table-cell>
          <table:table-cell table:style-name="ce3" table:number-columns-repeated="1022"/>
        </table:table-row>
        <table:table-row table:style-name="ro1">
          <table:table-cell office:value-type="string" calcext:value-type="string">
            <text:p>XEN_BALLOON_MEMORY_HOTPLUG_LIMIT</text:p>
          </table:table-cell>
          <table:table-cell office:value-type="string" calcext:value-type="string">
            <text:p>Maxmium amount of memory (in GiB) that a PV guest can be expanded to when using memory hotplug. <text:s/>A PV guest can have more memory than this limit if is started with a larger maximum. <text:s/>This value is used to allocate enough space in internal tables needed for physical memory administration.</text:p>
          </table:table-cell>
          <table:table-cell table:number-columns-repeated="1022"/>
        </table:table-row>
        <table:table-row table:style-name="ro1">
          <table:table-cell table:style-name="Default" office:value-type="string" calcext:value-type="string">
            <text:p>SH_CPU_FREQ</text:p>
          </table:table-cell>
          <table:table-cell table:style-name="Default" office:value-type="string" calcext:value-type="string">
            <text:p>This adds the cpufreq driver for SuperH. Any CPU that supports clock rate rounding through the clock framework can use this driver. While it will make the kernel slightly larger, this is harmless for CPUs that don't support rate rounding. The driver will also generate a notice in the boot log before disabling itself if the CPU in question is not capable of rate rounding. <text:s/>For details, take a look at &lt;file:Documentation/cpu-freq&gt;. <text:s/>If unsure, say N.</text:p>
          </table:table-cell>
          <table:table-cell table:style-name="Default" table:number-columns-repeated="1022"/>
        </table:table-row>
        <table:table-row table:style-name="ro1">
          <table:table-cell table:style-name="Default" office:value-type="string" calcext:value-type="string">
            <text:p>CC_STACKPROTECTOR_REGULAR</text:p>
          </table:table-cell>
          <table:table-cell table:style-name="Default" office:value-type="string" calcext:value-type="string">
            <text:p>Functions will have the stack-protector canary logic added if they have an 8-byte or larger character array on the stack. <text:s/>This feature requires gcc version 4.2 or above, or a distribution gcc with the feature backported ("-fstack-protector"). <text:s/>On an x86 "defconfig" build, this feature adds canary checks to about 3% of all kernel functions, which increases kernel code size by about 0.3%.</text:p>
          </table:table-cell>
          <table:table-cell table:style-name="Default" table:number-columns-repeated="1022"/>
        </table:table-row>
        <table:table-row table:style-name="ro1">
          <table:table-cell table:style-name="Default" office:value-type="string" calcext:value-type="string">
            <text:p>GCOV_PROFILE_ALL</text:p>
          </table:table-cell>
          <table:table-cell table:style-name="Default" office:value-type="string" calcext:value-type="string">
            <text:p>This options activates profiling for the entire kernel. <text:s/>If unsure, say N. <text:s/>Note that a kernel compiled with profiling flags will be significantly larger and run slower. Also be sure to exclude files from profiling which are not linked to the kernel image to prevent linker errors.</text:p>
          </table:table-cell>
          <table:table-cell table:style-name="Default" table:number-columns-repeated="1022"/>
        </table:table-row>
        <table:table-row table:style-name="ro1">
          <table:table-cell table:style-name="Default" office:value-type="string" calcext:value-type="string">
            <text:p>DEBUG_INFO</text:p>
          </table:table-cell>
          <table:table-cell table:style-name="Default" office:value-type="string" calcext:value-type="string">
            <text:p>If you say Y here the resulting kernel image will include debugging info resulting in a larger kernel image. This adds debug symbols to the kernel and modules (gcc -g), and is needed if you intend to use kernel crashdump or binary object tools like crash, kgdb, LKCD, gdb, etc on the kernel. Say Y here only if you plan to debug the kernel. <text:s/>If unsure, say N.</text:p>
          </table:table-cell>
          <table:table-cell table:style-name="Default" table:number-columns-repeated="1022"/>
        </table:table-row>
        <table:table-row table:style-name="ro1">
          <table:table-cell table:style-name="Default" office:value-type="string" calcext:value-type="string">
            <text:p>DEBUG_INFO_DWARF4</text:p>
          </table:table-cell>
          <table:table-cell table:style-name="Default" office:value-type="string" calcext:value-type="string">
            <text:p>Generate dwarf4 debug info. This requires recent versions of gcc and gdb. It makes the debug information larger. But it significantly improves the success of resolving variables in gdb on optimized code.</text:p>
          </table:table-cell>
          <table:table-cell table:style-name="Default" table:number-columns-repeated="1022"/>
        </table:table-row>
        <table:table-row table:style-name="ro1">
          <table:table-cell office:value-type="string" calcext:value-type="string">
            <text:p>FRAME_WARN</text:p>
          </table:table-cell>
          <table:table-cell office:value-type="string" calcext:value-type="string">
            <text:p>Tell gcc to warn at build time for stack frames larger than this. Setting this too low will cause a lot of warnings. Setting it to 0 disables the warning. Requires gcc 4.4</text:p>
          </table:table-cell>
          <table:table-cell table:number-columns-repeated="1022"/>
        </table:table-row>
        <table:table-row table:style-name="ro1">
          <table:table-cell table:style-name="Default" office:value-type="string" calcext:value-type="string">
            <text:p>DEBUG_SECTION_MISMATCH</text:p>
          </table:table-cell>
          <table:table-cell table:style-name="Default" office:value-type="string" calcext:value-type="string">
            <text:p>The section mismatch analysis checks if there are illegal references from one section to another section. During linktime or runtime, some sections are dropped</text:p>
          </table:table-cell>
          <table:table-cell table:style-name="Default" office:value-type="string" calcext:value-type="string">
            <text:p><text:s/>any use of code/data previously in these sections would most likely result in an oops. In the code, functions and variables are annotated with __init,, etc. (see the full list in include/linux/init.h), which results in the code/data being placed in specific sections. The section mismatch analysis is always performed after a full kernel build, and enabling this option causes the following additional steps to occur: - Add the option -fno-inline-functions-called-once to gcc commands. <text:s text:c="2"/>When inlining a function annotated with __init in a non-init <text:s text:c="2"/>function, we would lose the section information and thus <text:s text:c="2"/>the analysis would not catch the illegal reference. <text:s text:c="2"/>This option tells gcc to inline less (but it does result in <text:s text:c="2"/>a larger kernel). - Run the section mismatch analysis for each module/built-in.o file. <text:s text:c="2"/>When we run the section mismatch analysis on vmlinux.o, we <text:s text:c="2"/>lose valuable information about where the mismatch was <text:s text:c="2"/>introduced. <text:s text:c="2"/>Running the analysis for each module/built-in.o file <text:s text:c="2"/>tells where the mismatch happens much closer to the <text:s text:c="2"/>source. The drawback is that the same mismatch is <text:s text:c="2"/>reported at least twice. - Enable verbose reporting from modpost in order to help resolve <text:s text:c="2"/>the section mismatches that are reported.</text:p>
          </table:table-cell>
          <table:table-cell table:style-name="Default" table:number-columns-repeated="1021"/>
        </table:table-row>
        <table:table-row table:style-name="ro1">
          <table:table-cell table:style-name="Default" office:value-type="string" calcext:value-type="string">
            <text:p>FRAME_POINTER</text:p>
          </table:table-cell>
          <table:table-cell table:style-name="Default" office:value-type="string" calcext:value-type="string">
            <text:p>If you say Y here the resulting kernel image will be slightly larger and slower, but it gives very useful debugging information in case of kernel bugs. (precise oopses/stacktraces/warnings)</text:p>
          </table:table-cell>
          <table:table-cell table:style-name="Default" table:number-columns-repeated="1022"/>
        </table:table-row>
        <table:table-row table:style-name="ro1">
          <table:table-cell table:style-name="Default" office:value-type="string" calcext:value-type="string">
            <text:p>DYNAMIC_FTRACE</text:p>
          </table:table-cell>
          <table:table-cell table:style-name="Default" office:value-type="string" calcext:value-type="string">
            <text:p>This option will modify all the calls to function tracing dynamically (will patch them out of the binary image and replace them with a No-Op instruction) on boot up. During compile time, a table is made of all the locations that ftrace can function trace, and this table is linked into the kernel image. When this is enabled, functions can be individually enabled, and the functions not enabled will not affect performance of the system. <text:s/>See the files in /sys/kernel/debug/tracing: <text:s text:c="2"/>available_filter_functions <text:s text:c="2"/>set_ftrace_filter <text:s text:c="2"/>set_ftrace_notrace <text:s/>This way a CONFIG_FUNCTION_TRACER kernel is slightly larger, but otherwise has native performance as long as no tracing is active.</text:p>
          </table:table-cell>
          <table:table-cell table:style-name="Default" table:number-columns-repeated="1022"/>
        </table:table-row>
        <table:table-row table:style-name="ro1">
          <table:table-cell office:value-type="string" calcext:value-type="string">
            <text:p>LBDAF</text:p>
          </table:table-cell>
          <table:table-cell office:value-type="string" calcext:value-type="string">
            <text:p>Enable block devices or files of size 2TB and larger. <text:s/>This option is required to support the full capacity of large (2TB+) block devices, including RAID, disk, Network Block Device, Logical Volume Manager (LVM) and loopback. <text:s/>This option also enables support for single files larger than 2TB. <text:s/>The ext4 filesystem requires that this feature be enabled in order to support filesystems that have the huge_file feature enabled. <text:s/>Otherwise, it will refuse to mount in the read-write mode any filesystems that use the huge_file feature, which is enabled by default by mke2fs.ext4. <text:s/>The GFS2 filesystem also requires this feature. <text:s/>If unsure, say Y.</text:p>
          </table:table-cell>
          <table:table-cell table:number-columns-repeated="1022"/>
        </table:table-row>
        <table:table-row table:style-name="ro1">
          <table:table-cell office:value-type="string" calcext:value-type="string">
            <text:p>COMPACTION</text:p>
          </table:table-cell>
          <table:table-cell office:value-type="string" calcext:value-type="string">
            <text:p>Compaction is the only memory management component to form high order (larger physically contiguous) memory blocks reliably. The page allocator relies on compaction heavily and the lack of the feature can lead to unexpected OOM killer invocations for high order memory requests. You shouldn't disable this option unless there really is a strong reason for it and then we would be really interested to hear about that at linux-mm@kvack.org.</text:p>
          </table:table-cell>
          <table:table-cell table:number-columns-repeated="1022"/>
        </table:table-row>
        <table:table-row table:style-name="ro1">
          <table:table-cell office:value-type="string" calcext:value-type="string">
            <text:p>IP_VS_LBLC</text:p>
          </table:table-cell>
          <table:table-cell office:value-type="string" calcext:value-type="string">
            <text:p>The locality-based least-connection scheduling algorithm is for destination IP load balancing. It is usually used in cache cluster. This algorithm usually directs packet destined for an IP address to its server if the server is alive and under load. If the server is overloaded (its active connection numbers is larger than its weight) and there is a server in its half load, then allocate the weighted least-connection server to this IP address. <text:s/>If you want to compile it in kernel, say Y. To compile it as a module, choose M here. If unsure, say N.</text:p>
          </table:table-cell>
          <table:table-cell table:number-columns-repeated="1022"/>
        </table:table-row>
        <table:table-row table:style-name="ro1">
          <table:table-cell office:value-type="string" calcext:value-type="string">
            <text:p>BRIDGE</text:p>
          </table:table-cell>
          <table:table-cell office:value-type="string" calcext:value-type="string">
            <text:p>If you say Y here, then your Linux box will be able to act as an Ethernet bridge, which means that the different Ethernet segments it is connected to will appear as one Ethernet to the participants. Several such bridges can work together to create even larger networks of Ethernets using the IEEE 802.1 spanning tree algorithm. As this is a standard, Linux bridges will cooperate properly with other third party bridge products. <text:s/>In order to use the Ethernet bridge, you'll need the bridge configuration tools</text:p>
          </table:table-cell>
          <table:table-cell office:value-type="string" calcext:value-type="string">
            <text:p><text:s/>see &lt;file:Documentation/networking/bridge.txt&gt; for location. Please read the Bridge mini-HOWTO for more information. <text:s/>If you enable iptables support along with the bridge support then you turn your bridge into a bridging IP firewall. iptables will then see the IP packets being bridged, so you need to take this into account when setting up your firewall rules. Enabling arptables support when bridging will let arptables see bridged ARP traffic in the arptables FORWARD chain. <text:s/>To compile this code as a module, choose M here: the module will be called bridge. <text:s/>If unsure, say N.</text:p>
          </table:table-cell>
          <table:table-cell table:number-columns-repeated="1021"/>
        </table:table-row>
        <table:table-row table:style-name="ro1">
          <table:table-cell table:style-name="Default" office:value-type="string" calcext:value-type="string">
            <text:p>REISERFS_PROC_INFO</text:p>
          </table:table-cell>
          <table:table-cell table:style-name="Default" office:value-type="string" calcext:value-type="string">
            <text:p>Create under /proc/fs/reiserfs a hierarchy of files, displaying various ReiserFS statistics and internal data at the expense of making your kernel or module slightly larger (+8 KB). This also increases the amount of kernel memory required for each mount. Almost everyone but ReiserFS developers and people fine-tuning reiserfs or tracing problems should say N.</text:p>
          </table:table-cell>
          <table:table-cell table:style-name="Default" table:number-columns-repeated="1022"/>
        </table:table-row>
        <table:table-row table:style-name="ro1">
          <table:table-cell office:value-type="string" calcext:value-type="string">
            <text:p>SQUASHFS</text:p>
          </table:table-cell>
          <table:table-cell office:value-type="string" calcext:value-type="string">
            <text:p>Saying Y here includes support for SquashFS 4.0 (a Compressed Read-Only File System). <text:s/>Squashfs is a highly compressed read-only filesystem for Linux. <text:s/>It uses zlib, lzo or xz compression to compress both files, inodes and directories. <text:s/>Inodes in the system are very small and all blocks are packed to minimise data overhead. Block sizes greater than 4K are supported up to a maximum of 1 Mbytes (default block size 128K). <text:s/>SquashFS 4.0 supports 64 bit filesystems and files (larger than 4GB), full uid/gid information, hard links and timestamps. <text:s/>Squashfs is intended for general read-only filesystem use, for archival use (i.e. in cases where a .tar.gz file may be used), and in embedded systems where low overhead is needed. <text:s/>Further information and tools are available from http://squashfs.sourceforge.net. <text:s/>If you want to compile this as a module ( = code which can be inserted in and removed from the running kernel whenever you want), say M here. <text:s/>The module will be called squashfs. <text:s/>Note that the root file system (the one containing the directory /) cannot be compiled as a module. <text:s/>If unsure, say N.</text:p>
          </table:table-cell>
          <table:table-cell table:number-columns-repeated="1022"/>
        </table:table-row>
        <table:table-row table:style-name="ro1">
          <table:table-cell office:value-type="string" calcext:value-type="string">
            <text:p>SQUASHFS_4K_DEVBLK_SIZE</text:p>
          </table:table-cell>
          <table:table-cell office:value-type="string" calcext:value-type="string">
            <text:p>By default Squashfs sets the dev block size (sb_min_blocksize) to 1K or the smallest block size supported by the block device (if larger). <text:s/>This, because blocks are packed together and unaligned in Squashfs, should reduce latency. <text:s/>This, however, gives poor performance on MTD NAND devices where the optimal I/O size is 4K (even though the devices can support smaller block sizes). <text:s/>Using a 4K device block size may also improve overall I/O performance for some file access patterns (e.g. sequential accesses of files in filesystem order) on all media. <text:s/>Setting this option will force Squashfs to use a 4K device block size by default. <text:s/>If unsure, say N.</text:p>
          </table:table-cell>
          <table:table-cell table:number-columns-repeated="1022"/>
        </table:table-row>
        <table:table-row table:style-name="ro1">
          <table:table-cell office:value-type="string" calcext:value-type="string">
            <text:p>HARDENED_USERCOPY</text:p>
          </table:table-cell>
          <table:table-cell office:value-type="string" calcext:value-type="string">
            <text:p>This option checks for obviously wrong memory regions when copying memory to/from the kernel (via copy_to_user() and copy_from_user() functions) by rejecting memory ranges that are larger than the specified heap object, span multiple separately allocated pages, are not on the process stack, or are part of the kernel text. This kills entire classes of heap overflow exploits and similar kernel memory exposures.</text:p>
          </table:table-cell>
          <table:table-cell table:number-columns-repeated="1022"/>
        </table:table-row>
        <table:table-row table:style-name="ro1">
          <table:table-cell office:value-type="string" calcext:value-type="string">
            <text:p>CRYPTO_RMD256</text:p>
          </table:table-cell>
          <table:table-cell office:value-type="string" calcext:value-type="string">
            <text:p>RIPEMD-256 is an optional extension of RIPEMD-128 with a 256 bit hash. It is intended for applications that require longer hash-results, without needing a larger security level (than RIPEMD-128). <text:s/>Developed by Hans Dobbertin, Antoon Bosselaers and Bart Preneel. See &lt;http://homes.esat.kuleuven.be/~bosselae/ripemd160.html&gt;</text:p>
          </table:table-cell>
          <table:table-cell table:number-columns-repeated="1022"/>
        </table:table-row>
        <table:table-row table:style-name="ro1">
          <table:table-cell office:value-type="string" calcext:value-type="string">
            <text:p>CRYPTO_RMD320</text:p>
          </table:table-cell>
          <table:table-cell office:value-type="string" calcext:value-type="string">
            <text:p>RIPEMD-320 is an optional extension of RIPEMD-160 with a 320 bit hash. It is intended for applications that require longer hash-results, without needing a larger security level (than RIPEMD-160). <text:s/>Developed by Hans Dobbertin, Antoon Bosselaers and Bart Preneel. See &lt;http://homes.esat.kuleuven.be/~bosselae/ripemd160.html&gt;</text:p>
          </table:table-cell>
          <table:table-cell table:number-columns-repeated="1022"/>
        </table:table-row>
        <table:table-row table:style-name="ro1">
          <table:table-cell office:value-type="string" calcext:value-type="string">
            <text:p>SWIOTLB</text:p>
          </table:table-cell>
          <table:table-cell office:value-type="string" calcext:value-type="string">
            <text:p>Support for IO bounce buffering for systems without an IOMMU. This allows us to DMA to the full physical address space on platforms where the size of a physical address is larger than the bus address. <text:s/>Not all platforms support this.</text:p>
          </table:table-cell>
          <table:table-cell table:number-columns-repeated="1022"/>
        </table:table-row>
        <table:table-row table:style-name="ro1">
          <table:table-cell office:value-type="string" calcext:value-type="string">
            <text:p>X86_PAE</text:p>
          </table:table-cell>
          <table:table-cell office:value-type="string" calcext:value-type="string">
            <text:p>PAE is required for NX support, and furthermore enables larger swapspace support for non-overcommit purposes. It has the cost of more pagetable lookup overhead, and also consumes more pagetable space per process.</text:p>
          </table:table-cell>
          <table:table-cell table:number-columns-repeated="1022"/>
        </table:table-row>
        <table:table-row table:style-name="ro1">
          <table:table-cell office:value-type="string" calcext:value-type="string">
            <text:p>MTRR</text:p>
          </table:table-cell>
          <table:table-cell office:value-type="string" calcext:value-type="string">
            <text:p>On Intel P6 family processors (Pentium Pro, Pentium II and later) the Memory Type Range Registers (MTRRs) may be used to control processor access to memory ranges. This is most useful if you have a video (VGA) card on a PCI or AGP bus. Enabling write-combining allows bus write transfers to be combined into a larger transfer before bursting over the PCI/AGP bus. This can increase performance of image write operations 2.5 times or more. Saying Y here creates a /proc/mtrr file which may be used to manipulate your processor's MTRRs. Typically the X server should use this. <text:s/>This code has a reasonably generic interface so that similar control registers on other processors can be easily supported as well: <text:s/>The Cyrix 6x86, 6x86MX and M II processors have Address Range Registers (ARRs) which provide a similar functionality to MTRRs. For these, the ARRs are used to emulate the MTRRs. The AMD K6-2 (stepping 8 and above) and K6-3 processors have two MTRRs. The Centaur C6 (WinChip) has 8 MCRs, allowing write-combining. All of these processors are supported by this code and it makes sense to say Y here if you have one of them. <text:s/>Saying Y here also fixes a problem with buggy SMP BIOSes which only set the MTRRs for the boot CPU and not for the secondary CPUs. This can lead to all sorts of problems, so it's good to say Y here. <text:s/>You can safely say Y even if your machine doesn't have MTRRs, you'll just add about 9 KB to your kernel. <text:s/>See &lt;file:Documentation/x86/mtrr.txt&gt; for more information.</text:p>
          </table:table-cell>
          <table:table-cell table:number-columns-repeated="1022"/>
        </table:table-row>
        <table:table-row table:style-name="ro1">
          <table:table-cell table:style-name="Default" office:value-type="string" calcext:value-type="string">
            <text:p>X86_INTEL_MPX</text:p>
          </table:table-cell>
          <table:table-cell table:style-name="Default" office:value-type="string" calcext:value-type="string">
            <text:p>MPX provides hardware features that can be used in conjunction with compiler-instrumented code to check memory references. <text:s/>It is designed to detect buffer overflow or underflow bugs. <text:s/>This option enables running applications which are instrumented or otherwise use MPX. <text:s/>It does not use MPX itself inside the kernel or to protect the kernel against bad memory references. <text:s/>Enabling this option will make the kernel larger: ~8k of kernel text and 36 bytes of data on a 64-bit defconfig. <text:s/>It adds a long to the 'mm_struct' which will increase the kernel memory overhead of each process and adds some branches to paths used during exec() and munmap(). <text:s/>For details, see Documentation/x86/intel_mpx.txt <text:s/>If unsure, say N.</text:p>
          </table:table-cell>
          <table:table-cell table:style-name="Default" table:number-columns-repeated="1022"/>
        </table:table-row>
        <table:table-row table:style-name="ro1">
          <table:table-cell table:style-name="ce3" office:value-type="string" calcext:value-type="string">
            <text:p>PHYS_64BIT</text:p>
          </table:table-cell>
          <table:table-cell table:style-name="ce3" office:value-type="string" calcext:value-type="string">
            <text:p>This option enables kernel support for larger than 32-bit physical addresses. <text:s/>This feature may not be available on all cores. <text:s/>If you have more than 3.5GB of RAM or so, you also need to enable SWIOTLB under Kernel Options for this to work. <text:s/>The actual number is platform-dependent. <text:s/>If in doubt, say N here.</text:p>
          </table:table-cell>
          <table:table-cell table:style-name="ce3" table:number-columns-repeated="1022"/>
        </table:table-row>
        <table:table-row table:style-name="ro1">
          <table:table-cell table:style-name="Default" office:value-type="string" calcext:value-type="string">
            <text:p>C6X_BIG_KERNEL</text:p>
          </table:table-cell>
          <table:table-cell table:style-name="Default" office:value-type="string" calcext:value-type="string">
            <text:p>The C6X function call instruction has a limited range of +/- 2MiB. This is sufficient for most kernels, but some kernel configurations with lots of compiled-in functionality may require a larger range for function calls. Use this option to have the compiler generate function calls with 32-bit range. This will make the kernel both larger and slower. <text:s/>If unsure, say N.</text:p>
          </table:table-cell>
          <table:table-cell table:style-name="Default" table:number-columns-repeated="1022"/>
        </table:table-row>
        <table:table-row table:style-name="ro1">
          <table:table-cell table:style-name="ce3" office:value-type="string" calcext:value-type="string">
            <text:p>RTS7751R2D_1</text:p>
          </table:table-cell>
          <table:table-cell table:style-name="ce3" office:value-type="string" calcext:value-type="string">
            <text:p>Selecting this option will configure the kernel for R2D-1. <text:s/>R2D-1 is the larger of the two R2D board versions, equipped with two PCI slots.</text:p>
          </table:table-cell>
          <table:table-cell table:style-name="ce3" table:number-columns-repeated="1022"/>
        </table:table-row>
        <table:table-row table:style-name="ro1">
          <table:table-cell table:style-name="Default" office:value-type="string" calcext:value-type="string">
            <text:p>ARC_DW2_UNWIND</text:p>
          </table:table-cell>
          <table:table-cell table:style-name="Default" office:value-type="string" calcext:value-type="string">
            <text:p>Compiles the kernel with DWARF unwind information and can be used to get stack backtraces. <text:s/>If you say Y here the resulting kernel image will be slightly larger but not slower, and it will give very useful debugging information. If you don't debug the kernel, you can say N, but we may not be able to solve problems without frame unwind information</text:p>
          </table:table-cell>
          <table:table-cell table:style-name="Default" table:number-columns-repeated="1022"/>
        </table:table-row>
        <table:table-row table:style-name="ro1">
          <table:table-cell office:value-type="string" calcext:value-type="string">
            <text:p>IA64_PAGE_SIZE_4KB</text:p>
          </table:table-cell>
          <table:table-cell office:value-type="string" calcext:value-type="string">
            <text:p>This lets you select the page size of the kernel. <text:s/>For best IA-64 performance, a page size of 8KB or 16KB is recommended. <text:s/>For best IA-32 compatibility, a page size of 4KB should be selected (the vast majority of IA-32 binaries work perfectly fine with a larger page size). <text:s/>For Itanium 2 or newer systems, a page size of 64KB can also be selected. <text:s/>4KB <text:s text:c="15"/>For best IA-32 compatibility 8KB <text:s text:c="15"/>For best IA-64 performance 16KB <text:s text:c="14"/>For best IA-64 performance 64KB <text:s text:c="14"/>Requires Itanium 2 or newer processor. <text:s/>If you don't know what to do, choose 16KB.</text:p>
          </table:table-cell>
          <table:table-cell table:number-columns-repeated="1022"/>
        </table:table-row>
        <table:table-row table:style-name="ro1">
          <table:table-cell office:value-type="string" calcext:value-type="string">
            <text:p>CAVIUM_OCTEON_CVMSEG_SIZE</text:p>
          </table:table-cell>
          <table:table-cell office:value-type="string" calcext:value-type="string">
            <text:p>CVMSEG LM is a segment that accesses portions of the dcache as a local memory</text:p>
          </table:table-cell>
          <table:table-cell office:value-type="string" calcext:value-type="string">
            <text:p><text:s/>the larger CVMSEG is, the smaller the cache is. This selects the size of CVMSEG LM, which is in cache blocks. The legally range is from zero to 54 cache blocks (i.e. CVMSEG LM is between zero and 6192 bytes).</text:p>
          </table:table-cell>
          <table:table-cell table:number-columns-repeated="1021"/>
        </table:table-row>
        <table:table-row table:style-name="ro1">
          <table:table-cell office:value-type="string" calcext:value-type="string">
            <text:p>ARM_DMA_IOMMU_ALIGNMENT</text:p>
          </table:table-cell>
          <table:table-cell office:value-type="string" calcext:value-type="string">
            <text:p>DMA mapping framework by default aligns all buffers to the smallest PAGE_SIZE order which is greater than or equal to the requested buffer size. This works well for buffers up to a few hundreds kilobytes, but for larger buffers it just a waste of address space. Drivers which has relatively small addressing window (like 64Mib) might run out of virtual space with just a few allocations. <text:s/>With this parameter you can specify the maximum PAGE_SIZE order for DMA IOMMU buffers. Larger buffers will be aligned only to this specified order. The order is expressed as a power of two multiplied by the PAGE_SIZE.</text:p>
          </table:table-cell>
          <table:table-cell table:number-columns-repeated="1022"/>
        </table:table-row>
        <table:table-row table:style-name="ro1">
          <table:table-cell office:value-type="string" calcext:value-type="string">
            <text:p>CPU_V7M_NUM_IRQ</text:p>
          </table:table-cell>
          <table:table-cell office:value-type="string" calcext:value-type="string">
            <text:p>This option indicates the number of interrupts connected to the NVIC. The value can be larger than the real number of interrupts supported by the system, but must not be lower. The default value is 240, corresponding to the maximum number of interrupts supported by the NVIC on Cortex-M family. <text:s/>If unsure, keep default value.</text:p>
          </table:table-cell>
          <table:table-cell table:number-columns-repeated="1022"/>
        </table:table-row>
        <table:table-row table:style-name="ro1">
          <table:table-cell table:style-name="Default" office:value-type="string" calcext:value-type="string">
            <text:p>OABI_COMPAT</text:p>
          </table:table-cell>
          <table:table-cell table:style-name="Default" office:value-type="string" calcext:value-type="string">
            <text:p>This option preserves the old syscall interface along with the new (ARM EABI) one. It also provides a compatibility layer to intercept syscalls that have structure arguments which layout in memory differs between the legacy ABI and the new ARM EABI (only for non "thumb" binaries). This option adds a tiny overhead to all syscalls and produces a slightly larger kernel. <text:s/>The seccomp filter system will not be available when this is selected, since there is no way yet to sensibly distinguish between calling conventions during filtering. <text:s/>If you know you'll be using only pure EABI user space then you can say N here. If this option is not selected and you attempt to execute a legacy ABI binary then the result will be UNPREDICTABLE (in fact it can be predicted that it won't work at all). If in doubt say N.</text:p>
          </table:table-cell>
          <table:table-cell table:style-name="Default" table:number-columns-repeated="1022"/>
        </table:table-row>
        <table:table-row table:style-name="ro1">
          <table:table-cell office:value-type="string" calcext:value-type="string">
            <text:p>PARISC_PAGE_SIZE_4KB</text:p>
          </table:table-cell>
          <table:table-cell office:value-type="string" calcext:value-type="string">
            <text:p>This lets you select the page size of the kernel. <text:s/>For best performance, a page size of 16KB is recommended. <text:s/>For best compatibility with 32bit applications, a page size of 4KB should be selected (the vast majority of 32bit binaries work perfectly fine with a larger page size). <text:s/>4KB <text:s text:c="15"/>For best 32bit compatibility 16KB <text:s text:c="14"/>For best performance 64KB <text:s text:c="14"/>For best performance, might give more overhead. <text:s/>If you don't know what to do, choose 4KB.</text:p>
          </table:table-cell>
          <table:table-cell table:number-columns-repeated="1022"/>
        </table:table-row>
        <table:table-row table:style-name="ro1">
          <table:table-cell office:value-type="string" calcext:value-type="string">
            <text:p>ALPHA_LEGACY_START_ADDRESS</text:p>
          </table:table-cell>
          <table:table-cell office:value-type="string" calcext:value-type="string">
            <text:p>The 2.4 kernel changed the kernel start address from 0x310000 to 0x810000 to make room for the Wildfire's larger SRM console. Recent consoles on Titan and Marvel machines also require the extra room. <text:s/>If you're using aboot 0.7 or later, the bootloader will examine the ELF headers to determine where to transfer control. Unfortunately, most older bootloaders -- APB or MILO -- hardcoded the kernel start address rather than examining the ELF headers, and the result is a hard lockup. <text:s/>Say Y if you have a broken bootloader. <text:s/>Say N if you do not, or if you wish to run on Wildfire, Titan, or Marvel.</text:p>
          </table:table-cell>
          <table:table-cell table:number-columns-repeated="1022"/>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roid Sans Fallback" svg:font-family="'Droid Sans Fallback'" style:font-family-generic="system" style:font-pitch="variable"/>
    <style:font-face style:name="Lohit Devanagari" svg:font-family="'Lohit Devanagari'" style:font-family-generic="system" style:font-pitch="variable"/>
  </office:font-face-decls>
  <office:styles>
    <style:default-style style:family="table-cell">
      <style:paragraph-properties style:tab-stop-distance="12.5mm"/>
      <style:text-properties style:font-name="Liberation Sans" fo:language="en" fo:country="US" style:font-name-asian="Droid Sans Fallback"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5-28">00/00/0000</text:date>, <text:time>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05-28T11:09:51.039619712</dc:date>
    <meta:editing-duration>PT3M53S</meta:editing-duration>
    <meta:editing-cycles>1</meta:editing-cycles>
    <meta:generator>LibreOffice/6.2.3.2$Linux_X86_64 LibreOffice_project/20$Build-2</meta:generator>
    <meta:document-statistic meta:table-count="1" meta:cell-count="103" meta:object-count="0"/>
  </office:meta>
</office:document-meta>
</file>